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543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696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5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5cm" fo:min-width="0.7cm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5.916cm" fo:min-width="11.0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16cm" fo:min-width="0.86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16cm" fo:min-width="0.9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5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3.416cm" fo:min-width="2.466cm" fo:padding-top="0.142cm" fo:padding-bottom="0.142cm" fo:padding-left="0.267cm" fo:padding-right="0.267cm"/>
    </style:style>
    <style:style style:name="gr16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2.716cm" fo:min-width="0.966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2cm" fo:min-width="0cm"/>
    </style:style>
    <style:style style:name="gr18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0.616cm" fo:min-width="0.966cm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6.542cm" fo:min-width="0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ff3333" draw:fill="none" draw:fill-color="#ffffff" draw:textarea-horizontal-align="left" draw:auto-grow-height="true" draw:auto-grow-width="false" fo:min-height="0.314cm" fo:min-width="0cm"/>
    </style:style>
    <style:style style:name="gr22" style:family="graphic" style:parent-style-name="standard">
      <style:graphic-properties svg:stroke-width="0.035cm" svg:stroke-color="#ff3333" draw:marker-start-width="0.252cm" draw:marker-end-width="0.252cm" draw:fill="none" draw:fill-color="#ffffff" draw:textarea-horizontal-align="justify" draw:textarea-vertical-align="middle" draw:auto-grow-height="false" fo:min-height="0.316cm" fo:min-width="1.766cm" fo:padding-top="0.142cm" fo:padding-bottom="0.142cm" fo:padding-left="0.267cm" fo:padding-right="0.267cm"/>
    </style:style>
    <style:style style:name="gr23" style:family="graphic" style:parent-style-name="standard">
      <style:graphic-properties draw:stroke="solid" svg:stroke-width="0.035cm" svg:stroke-color="#ff3333" draw:marker-start-width="0.252cm" draw:marker-end-width="0.252cm" draw:fill="none" draw:fill-color="#ffffff" draw:textarea-horizontal-align="left" draw:auto-grow-height="true" draw:auto-grow-width="false" fo:min-height="0.627cm" fo:min-width="0cm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ff3333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center" draw:textarea-vertical-align="middle" draw:auto-grow-height="true" draw:auto-grow-width="false" fo:min-height="1.04cm" fo:min-width="0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212cm" fo:min-width="0.528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212cm" fo:min-width="0.528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12cm" fo:min-width="0.528cm" fo:padding-top="0.142cm" fo:padding-bottom="0.142cm" fo:padding-left="0.267cm" fo:padding-right="0.267cm"/>
    </style:style>
    <style:style style:name="gr29" style:family="graphic" style:parent-style-name="standard">
      <style:graphic-properties svg:stroke-color="#ff3333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svg:stroke-width="0.035cm" svg:stroke-color="#ff3333" draw:marker-start-width="0.252cm" draw:marker-end-width="0.252cm" draw:fill="none" draw:fill-color="#000000" draw:textarea-horizontal-align="justify" draw:textarea-vertical-align="middle" draw:auto-grow-height="false" fo:min-height="1.28cm" fo:min-width="0.385cm" fo:padding-top="0.142cm" fo:padding-bottom="0.142cm" fo:padding-left="0.267cm" fo:padding-right="0.267cm"/>
    </style:style>
    <style:style style:name="gr31" style:family="graphic" style:parent-style-name="standard">
      <style:graphic-properties draw:stroke="solid" svg:stroke-width="0.035cm" svg:stroke-color="#ff3333" draw:marker-start-width="0.252cm" draw:marker-end-width="0.252cm" draw:fill="none" draw:fill-color="#ffffff" draw:textarea-horizontal-align="center" draw:textarea-vertical-align="middle" draw:auto-grow-height="true" draw:auto-grow-width="false" fo:min-height="0.716cm" fo:min-width="0cm" fo:padding-top="0.142cm" fo:padding-bottom="0.142cm" fo:padding-left="0.267cm" fo:padding-right="0.267cm"/>
    </style:style>
    <style:style style:name="P1" style:family="paragraph">
      <style:paragraph-properties fo:margin-top="0cm" fo:margin-bottom="3.4cm"/>
    </style:style>
    <style:style style:name="P2" style:family="paragraph">
      <loext:graphic-properties draw:fill="none" draw:fill-color="#ffffff"/>
      <style:paragraph-properties fo:margin-top="0cm" fo:margin-bottom="3.4cm"/>
      <style:text-properties style:font-name="Times New Roman"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 fo:text-align="center"/>
    </style:style>
    <style:style style:name="P5" style:family="paragraph">
      <loext:graphic-properties draw:fill="none" draw:fill-color="#ffffff"/>
      <style:paragraph-properties fo:margin-top="0cm" fo:margin-bottom="0cm" fo:text-align="center"/>
      <style:text-properties style:font-name="Times New Roman" fo:font-size="8pt" style:font-size-asian="8pt" style:font-size-complex="8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000000"/>
      <style:paragraph-properties fo:text-align="center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style:font-name="Symbola" fo:font-size="8pt" style:font-name-asian="Symbola" style:font-size-asian="8pt" style:font-name-complex="Symbola" style:font-size-complex="8pt"/>
    </style:style>
    <style:style style:name="T3" style:family="text">
      <style:text-properties style:font-name="Times New Roman" fo:font-size="8pt" style:font-name-asian="Symbola" style:font-size-asian="8pt" style:font-name-complex="Symbola" style:font-size-complex="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043cm" svg:height="0.564cm" svg:x="0.3cm" svg:y="0.7cm">
          <draw:text-box>
            <text:p text:style-name="P1"><text:span text:style-name="T1">LWA antenna</text:span></text:p>
          </draw:text-box>
        </draw:frame>
        <draw:g>
          <draw:g>
            <draw:g>
              <draw:line draw:style-name="gr2" draw:text-style-name="P3" draw:layer="layout" svg:x1="0.619cm" svg:y1="1.483cm" svg:x2="1.228cm" svg:y2="2.092cm">
                <text:p/>
              </draw:line>
              <draw:line draw:style-name="gr2" draw:text-style-name="P3" draw:layer="layout" svg:x1="0.69cm" svg:y1="1.818cm" svg:x2="0.954cm" svg:y2="1.554cm">
                <text:p/>
              </draw:line>
              <draw:polygon draw:style-name="gr2" draw:text-style-name="P3" draw:layer="layout" svg:width="0.573cm" svg:height="0.86cm" draw:transform="rotate (-2.35462369386555) translate (1.43112232370027cm 1.88735946298475cm)" svg:viewBox="0 0 574 861" draw:points="0,860 574,861 288,0">
                <text:p/>
              </draw:polygon>
            </draw:g>
            <draw:g>
              <draw:line draw:style-name="gr2" draw:text-style-name="P3" draw:layer="layout" svg:x1="1.897cm" svg:y1="2.761cm" svg:x2="1.288cm" svg:y2="2.152cm">
                <text:p/>
              </draw:line>
              <draw:line draw:style-name="gr2" draw:text-style-name="P3" draw:layer="layout" svg:x1="1.562cm" svg:y1="2.69cm" svg:x2="1.826cm" svg:y2="2.426cm">
                <text:p/>
              </draw:line>
              <draw:polygon draw:style-name="gr2" draw:text-style-name="P3" draw:layer="layout" svg:width="0.573cm" svg:height="0.86cm" draw:transform="skewX (-0.00174532925199436) rotate (0.785398163397448) translate (1.08445066485268cm 2.35642703553168cm)" svg:viewBox="0 0 574 861" draw:points="574,861 0,861 288,0">
                <text:p/>
              </draw:polygon>
            </draw:g>
            <draw:line draw:style-name="gr2" draw:text-style-name="P3" draw:layer="layout" svg:x1="1.228cm" svg:y1="2.092cm" svg:x2="1.289cm" svg:y2="2.153cm">
              <text:p/>
            </draw:line>
          </draw:g>
          <draw:g>
            <draw:g>
              <draw:line draw:style-name="gr2" draw:text-style-name="P3" draw:layer="layout" svg:x1="0.619cm" svg:y1="2.761cm" svg:x2="1.228cm" svg:y2="2.152cm">
                <text:p/>
              </draw:line>
              <draw:line draw:style-name="gr2" draw:text-style-name="P3" draw:layer="layout" svg:x1="0.954cm" svg:y1="2.69cm" svg:x2="0.69cm" svg:y2="2.426cm">
                <text:p/>
              </draw:line>
              <draw:polygon draw:style-name="gr2" draw:text-style-name="P3" draw:layer="layout" svg:width="0.573cm" svg:height="0.86cm" draw:transform="rotate (-0.783827367070654) translate (1.02335946298475cm 1.94887767629973cm)" svg:viewBox="0 0 574 861" draw:points="0,860 574,861 288,0">
                <text:p/>
              </draw:polygon>
            </draw:g>
            <draw:g>
              <draw:line draw:style-name="gr2" draw:text-style-name="P3" draw:layer="layout" svg:x1="1.897cm" svg:y1="1.483cm" svg:x2="1.288cm" svg:y2="2.092cm">
                <text:p/>
              </draw:line>
              <draw:line draw:style-name="gr2" draw:text-style-name="P3" draw:layer="layout" svg:x1="1.826cm" svg:y1="1.818cm" svg:x2="1.562cm" svg:y2="1.554cm">
                <text:p/>
              </draw:line>
              <draw:polygon draw:style-name="gr2" draw:text-style-name="P3" draw:layer="layout" svg:width="0.573cm" svg:height="0.86cm" draw:transform="skewX (-0.00174532925199435) rotate (2.35619449019234) translate (1.49242703553168cm 2.29554933514732cm)" svg:viewBox="0 0 574 861" draw:points="574,861 0,861 288,0">
                <text:p/>
              </draw:polygon>
            </draw:g>
            <draw:line draw:style-name="gr2" draw:text-style-name="P3" draw:layer="layout" svg:x1="1.228cm" svg:y1="2.153cm" svg:x2="1.289cm" svg:y2="2.092cm">
              <text:p/>
            </draw:line>
          </draw:g>
        </draw:g>
        <draw:line draw:style-name="gr2" draw:text-style-name="P3" draw:layer="layout" svg:x1="1.31cm" svg:y1="2.061cm" svg:x2="2.4cm" svg:y2="2.064cm">
          <text:p/>
        </draw:line>
        <draw:line draw:style-name="gr2" draw:text-style-name="P3" draw:layer="layout" svg:x1="1.31cm" svg:y1="2.174cm" svg:x2="2.4cm" svg:y2="2.164cm">
          <text:p/>
        </draw:line>
        <draw:frame draw:style-name="gr3" draw:text-style-name="P5" draw:layer="layout" svg:width="1.275cm" svg:height="0.877cm" svg:x="2.3cm" svg:y="0.964cm">
          <draw:text-box>
            <text:p text:style-name="P4"><text:span text:style-name="T1">Active</text:span></text:p>
            <text:p text:style-name="P4"><text:span text:style-name="T1">balun</text:span></text:p>
          </draw:text-box>
        </draw:frame>
        <draw:g>
          <draw:frame draw:style-name="gr4" draw:text-style-name="P2" draw:layer="layout" svg:width="1.196cm" svg:height="0.564cm" svg:x="2.2cm" svg:y="1.882cm">
            <draw:text-box>
              <text:p text:style-name="P1"><text:span text:style-name="T1">35 dB</text:span></text:p>
            </draw:text-box>
          </draw:frame>
          <draw:custom-shape draw:style-name="gr5" draw:text-style-name="P3" draw:layer="layout" svg:width="1cm" svg:height="1cm" draw:transform="rotate (-1.5707963267949) translate (3.4cm 1.66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3" draw:layer="layout" svg:x1="3.21cm" svg:y1="2.064cm" svg:x2="6.2cm" svg:y2="2.064cm">
          <text:p/>
        </draw:line>
        <draw:line draw:style-name="gr2" draw:text-style-name="P3" draw:layer="layout" svg:x1="3.21cm" svg:y1="2.264cm" svg:x2="6.2cm" svg:y2="2.264cm">
          <text:p/>
        </draw:line>
        <draw:frame draw:style-name="gr3" draw:text-style-name="P5" draw:layer="layout" svg:width="2.175cm" svg:height="0.877cm" svg:x="3.725cm" svg:y="0.964cm">
          <draw:text-box>
            <text:p text:style-name="P4"><text:span text:style-name="T1">50-m coax</text:span></text:p>
            <text:p text:style-name="P4"><text:span text:style-name="T1">LMR-400-DB</text:span></text:p>
          </draw:text-box>
        </draw:frame>
        <draw:custom-shape draw:style-name="gr6" draw:text-style-name="P6" draw:layer="layout" svg:width="0.7cm" svg:height="0.7cm" svg:x="4.4cm" svg:y="1.86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5191.208791208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4.61cm" svg:y1="2.564cm" svg:x2="5.1cm" svg:y2="1.864cm">
          <text:p/>
        </draw:line>
        <draw:line draw:style-name="gr2" draw:text-style-name="P3" draw:layer="layout" svg:x1="4.4cm" svg:y1="2.564cm" svg:x2="4.89cm" svg:y2="1.864cm">
          <text:p/>
        </draw:line>
        <draw:frame draw:style-name="gr7" draw:text-style-name="P5" draw:layer="layout" svg:width="1.5cm" svg:height="0.564cm" svg:x="6.1cm" svg:y="1.936cm">
          <draw:text-box>
            <text:p text:style-name="P4"><text:span text:style-name="T1">Bias tee</text:span></text:p>
          </draw:text-box>
        </draw:frame>
        <draw:custom-shape draw:style-name="gr8" draw:text-style-name="P3" draw:layer="layout" svg:width="1.2cm" svg:height="0.8cm" svg:x="6.2cm" svg:y="1.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1cm" svg:height="0.877cm" svg:x="5.8cm" svg:y="0.923cm">
          <draw:text-box>
            <text:p text:style-name="P4"><text:span text:style-name="T1">ZFBT-4R2GW-FT+</text:span></text:p>
          </draw:text-box>
        </draw:frame>
        <draw:custom-shape draw:style-name="gr9" draw:text-style-name="P3" draw:layer="layout" svg:width="11.6cm" svg:height="6.2cm" svg:x="5.8cm" svg:y="0.3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2" draw:layer="layout" svg:width="1.196cm" svg:height="0.564cm" svg:x="11.6cm" svg:y="1.918cm">
            <draw:text-box>
              <text:p text:style-name="P1"><text:span text:style-name="T1">25 dB</text:span></text:p>
            </draw:text-box>
          </draw:frame>
          <draw:custom-shape draw:style-name="gr5" draw:text-style-name="P3" draw:layer="layout" svg:width="1cm" svg:height="1cm" draw:transform="rotate (-1.5707963267949) translate (12.8cm 1.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5" draw:layer="layout" svg:width="1cm" svg:height="0.611cm" svg:x="9.2cm" svg:y="0.3cm">
          <draw:text-box>
            <text:p text:style-name="P4"><text:span text:style-name="T2">⨉</text:span><text:span text:style-name="T3">2</text:span></text:p>
          </draw:text-box>
        </draw:frame>
        <draw:line draw:style-name="gr2" draw:text-style-name="P3" draw:layer="layout" svg:x1="7.4cm" svg:y1="2.1cm" svg:x2="8cm" svg:y2="2.1cm">
          <text:p/>
        </draw:line>
        <draw:line draw:style-name="gr2" draw:text-style-name="P3" draw:layer="layout" svg:x1="7.4cm" svg:y1="2.3cm" svg:x2="8cm" svg:y2="2.3cm">
          <text:p/>
        </draw:line>
        <draw:frame draw:style-name="gr7" draw:text-style-name="P5" draw:layer="layout" svg:width="1.7cm" svg:height="0.564cm" svg:x="11.5cm" svg:y="1.136cm">
          <draw:text-box>
            <text:p text:style-name="P4"><text:span text:style-name="T1">ZFL-500+</text:span></text:p>
          </draw:text-box>
        </draw:frame>
        <draw:custom-shape draw:style-name="gr11" draw:text-style-name="P3" draw:layer="layout" svg:width="1.4cm" svg:height="1.1cm" svg:x="8.014cm" svg:y="1.66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2cm" svg:height="0.564cm" svg:x="7.7cm" svg:y="1.1cm">
          <draw:text-box>
            <text:p text:style-name="P4"><text:span text:style-name="T1">ZFHP-1R2-S+</text:span></text:p>
          </draw:text-box>
        </draw:frame>
        <draw:frame draw:style-name="gr7" draw:text-style-name="P5" draw:layer="layout" svg:width="1.7cm" svg:height="0.564cm" svg:x="7.933cm" svg:y="2.264cm">
          <draw:text-box>
            <text:p text:style-name="P4"><text:span text:style-name="T1">&gt;1.2 MHz</text:span></text:p>
          </draw:text-box>
        </draw:frame>
        <draw:g>
          <draw:path draw:style-name="gr2" draw:text-style-name="P3" draw:layer="layout" svg:width="0.282cm" svg:height="0.281cm" draw:transform="rotate (0.783652834145454) translate (8.332999544402cm 1.87519954280885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8.933cm 2.0752cm)" svg:viewBox="0 0 283 283" svg:d="M283 0c-283 0-283 283-283 283">
            <text:p/>
          </draw:path>
        </draw:g>
        <draw:g>
          <draw:path draw:style-name="gr2" draw:text-style-name="P3" draw:layer="layout" svg:width="0.282cm" svg:height="0.281cm" draw:transform="rotate (0.783652834145454) translate (8.332999544402cm 2.21419954280886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8.933cm 2.4142cm)" svg:viewBox="0 0 283 283" svg:d="M283 0c-283 0-283 283-283 283">
            <text:p/>
          </draw:path>
        </draw:g>
        <draw:line draw:style-name="gr2" draw:text-style-name="P3" draw:layer="layout" svg:x1="8.633cm" svg:y1="2.364cm" svg:x2="8.833cm" svg:y2="2.064cm">
          <text:p/>
        </draw:line>
        <draw:custom-shape draw:style-name="gr12" draw:text-style-name="P3" draw:layer="layout" svg:width="1.5cm" svg:height="1.1cm" svg:x="9.9cm" svg:y="1.664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1.733cm" svg:height="0.664cm" svg:x="9.867cm" svg:y="1.1cm">
          <draw:text-box>
            <text:p text:style-name="P4"><text:span text:style-name="T1">SLP-150+</text:span></text:p>
          </draw:text-box>
        </draw:frame>
        <draw:frame draw:style-name="gr14" draw:text-style-name="P5" draw:layer="layout" svg:width="1.8cm" svg:height="0.7cm" svg:x="9.8cm" svg:y="2.264cm">
          <draw:text-box>
            <text:p text:style-name="P4"><text:span text:style-name="T1">&lt;140 MHz</text:span></text:p>
          </draw:text-box>
        </draw:frame>
        <draw:g>
          <draw:path draw:style-name="gr2" draw:text-style-name="P3" draw:layer="layout" svg:width="0.282cm" svg:height="0.281cm" draw:transform="rotate (0.783652834145454) translate (10.235999544402cm 1.91419954280886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10.836cm 2.1142cm)" svg:viewBox="0 0 283 283" svg:d="M283 0c-283 0-283 283-283 283">
            <text:p/>
          </draw:path>
        </draw:g>
        <draw:g>
          <draw:path draw:style-name="gr2" draw:text-style-name="P3" draw:layer="layout" svg:width="0.282cm" svg:height="0.281cm" draw:transform="rotate (0.783652834145454) translate (10.235999544402cm 2.21419954280885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10.836cm 2.4142cm)" svg:viewBox="0 0 283 283" svg:d="M283 0c-283 0-283 283-283 283">
            <text:p/>
          </draw:path>
        </draw:g>
        <draw:line draw:style-name="gr2" draw:text-style-name="P3" draw:layer="layout" svg:x1="10.536cm" svg:y1="2.064cm" svg:x2="10.736cm" svg:y2="1.764cm">
          <text:p/>
        </draw:line>
        <draw:line draw:style-name="gr2" draw:text-style-name="P3" draw:layer="layout" svg:x1="9.4cm" svg:y1="2.1cm" svg:x2="9.9cm" svg:y2="2.1cm">
          <text:p/>
        </draw:line>
        <draw:line draw:style-name="gr2" draw:text-style-name="P3" draw:layer="layout" svg:x1="9.4cm" svg:y1="2.3cm" svg:x2="9.9cm" svg:y2="2.3cm">
          <text:p/>
        </draw:line>
        <draw:custom-shape draw:style-name="gr15" draw:text-style-name="P3" draw:layer="layout" svg:width="3cm" svg:height="3.7cm" svg:x="14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cm" svg:height="0.564cm" svg:x="14.4cm" svg:y="0.936cm">
          <draw:text-box>
            <text:p text:style-name="P4"><text:span text:style-name="T1">SNAP board</text:span></text:p>
          </draw:text-box>
        </draw:frame>
        <draw:polygon draw:style-name="gr2" draw:text-style-name="P3" draw:layer="layout" svg:width="0.599cm" svg:height="0.899cm" draw:transform="rotate (1.5707963267949) translate (14cm 2.1cm)" svg:viewBox="0 0 600 900" draw:points="600,900 0,900 0,300 300,0 600,300">
          <text:p/>
        </draw:polygon>
        <draw:polygon draw:style-name="gr2" draw:text-style-name="P3" draw:layer="layout" svg:width="0.599cm" svg:height="0.899cm" draw:transform="rotate (1.5707963267949) translate (14cm 2.9cm)" svg:viewBox="0 0 600 900" draw:points="600,900 0,900 0,300 300,0 600,300">
          <text:p/>
        </draw:polygon>
        <draw:frame draw:style-name="gr7" draw:text-style-name="P5" draw:layer="layout" svg:width="1.1cm" svg:height="0.564cm" svg:x="14cm" svg:y="1.536cm">
          <draw:text-box>
            <text:p text:style-name="P4"><text:span text:style-name="T1">ADC</text:span></text:p>
          </draw:text-box>
        </draw:frame>
        <draw:line draw:style-name="gr2" draw:text-style-name="P3" draw:layer="layout" svg:x1="13.8cm" svg:y1="1.8cm" svg:x2="14cm" svg:y2="1.8cm">
          <text:p/>
        </draw:line>
        <draw:line draw:style-name="gr2" draw:text-style-name="P3" draw:layer="layout" svg:x1="12.6cm" svg:y1="2.3cm" svg:x2="13.8cm" svg:y2="2.3cm">
          <text:p/>
        </draw:line>
        <draw:line draw:style-name="gr2" draw:text-style-name="P3" draw:layer="layout" svg:x1="13.8cm" svg:y1="2.6cm" svg:x2="13.8cm" svg:y2="2.3cm">
          <text:p/>
        </draw:line>
        <draw:line draw:style-name="gr2" draw:text-style-name="P3" draw:layer="layout" svg:x1="13.8cm" svg:y1="2.6cm" svg:x2="14cm" svg:y2="2.6cm">
          <text:p/>
        </draw:line>
        <draw:frame draw:style-name="gr7" draw:text-style-name="P5" draw:layer="layout" svg:width="1.1cm" svg:height="0.564cm" svg:x="14cm" svg:y="2.336cm">
          <draw:text-box>
            <text:p text:style-name="P4"><text:span text:style-name="T1">ADC</text:span></text:p>
          </draw:text-box>
        </draw:frame>
        <draw:custom-shape draw:style-name="gr16" draw:text-style-name="P3" draw:layer="layout" svg:width="1.5cm" svg:height="3cm" svg:x="15.2cm" svg:y="1.5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1.7cm" svg:height="2.442cm" svg:x="15.1cm" svg:y="1.671cm">
          <draw:text-box>
            <text:p text:style-name="P4"><text:span text:style-name="T1">FPGA</text:span></text:p>
            <text:p text:style-name="P4"><text:span text:style-name="T1"/></text:p>
            <text:p text:style-name="P4"><text:span text:style-name="T1">2-input cross-corr.</text:span></text:p>
            <text:p text:style-name="P4"><text:span text:style-name="T1">+</text:span></text:p>
            <text:p text:style-name="P4"><text:span text:style-name="T1">baseband write</text:span></text:p>
          </draw:text-box>
        </draw:frame>
        <draw:line draw:style-name="gr2" draw:text-style-name="P3" draw:layer="layout" svg:x1="14.9cm" svg:y1="1.8cm" svg:x2="15.2cm" svg:y2="1.8cm">
          <text:p/>
        </draw:line>
        <draw:line draw:style-name="gr2" draw:text-style-name="P3" draw:layer="layout" svg:x1="14.9cm" svg:y1="2.6cm" svg:x2="15.2cm" svg:y2="2.6cm">
          <text:p/>
        </draw:line>
        <draw:custom-shape draw:style-name="gr18" draw:text-style-name="P3" draw:layer="layout" svg:width="1.5cm" svg:height="0.9cm" svg:x="10.2cm" svg:y="3.7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7cm" svg:height="0.877cm" svg:x="10.1cm" svg:y="3.723cm">
          <draw:text-box>
            <text:p text:style-name="P4"><text:span text:style-name="T1">Raspberry Pi</text:span></text:p>
          </draw:text-box>
        </draw:frame>
        <draw:line draw:style-name="gr19" draw:text-style-name="P3" draw:layer="layout" svg:x1="14.7cm" svg:y1="5cm" svg:x2="14.7cm" svg:y2="4.7cm">
          <text:p/>
        </draw:line>
        <draw:line draw:style-name="gr2" draw:text-style-name="P3" draw:layer="layout" svg:x1="9.7cm" svg:y1="3.5cm" svg:x2="14cm" svg:y2="3.5cm">
          <text:p/>
        </draw:line>
        <draw:custom-shape draw:style-name="gr20" draw:text-style-name="P3" draw:layer="layout" svg:width="0.3cm" svg:height="7.2cm" draw:transform="rotate (-1.5707963267949) translate (13.3cm 0.8cm)">
          <text:p/>
          <draw:enhanced-geometry svg:viewBox="0 0 21600 21600" draw:glue-points="21600 0 0 10800 21600 21600" draw:text-areas="13800 ?f9 21600 ?f10" draw:type="left-brace" draw:modifiers="1800 10822.49687543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5" draw:layer="layout" svg:width="2.5cm" svg:height="0.564cm" svg:x="3.2cm" svg:y="5.9cm">
          <draw:text-box>
            <text:p text:style-name="P4"><text:span text:style-name="T1">24V battery bank</text:span></text:p>
          </draw:text-box>
        </draw:frame>
        <draw:custom-shape draw:style-name="gr22" draw:text-style-name="P7" draw:layer="layout" svg:width="2.3cm" svg:height="0.6cm" svg:x="3.3cm" svg:y="5.9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1.7cm" svg:height="0.911cm" svg:x="14cm" svg:y="5cm">
          <draw:text-box>
            <text:p text:style-name="P4"><text:span text:style-name="T1">Regulated 12 VDC</text:span></text:p>
          </draw:text-box>
        </draw:frame>
        <draw:frame draw:style-name="gr23" draw:text-style-name="P5" draw:layer="layout" svg:width="1.7cm" svg:height="0.911cm" svg:x="6cm" svg:y="4.989cm">
          <draw:text-box>
            <text:p text:style-name="P4"><text:span text:style-name="T1">Regulated 16 VDC</text:span></text:p>
          </draw:text-box>
        </draw:frame>
        <draw:frame draw:style-name="gr23" draw:text-style-name="P5" draw:layer="layout" svg:width="1.7cm" svg:height="0.911cm" svg:x="7.9cm" svg:y="4.989cm">
          <draw:text-box>
            <text:p text:style-name="P4"><text:span text:style-name="T1">Regulated 24 VDC</text:span></text:p>
          </draw:text-box>
        </draw:frame>
        <draw:line draw:style-name="gr19" draw:text-style-name="P3" draw:layer="layout" svg:x1="5.6cm" svg:y1="6.2cm" svg:x2="14.7cm" svg:y2="6.2cm">
          <text:p/>
        </draw:line>
        <draw:line draw:style-name="gr19" draw:text-style-name="P3" draw:layer="layout" svg:x1="6.8cm" svg:y1="5cm" svg:x2="6.8cm" svg:y2="2.6cm">
          <text:p/>
        </draw:line>
        <draw:line draw:style-name="gr24" draw:text-style-name="P7" draw:layer="layout" svg:x1="6.8cm" svg:y1="6.2cm" svg:x2="6.8cm" svg:y2="5.9cm">
          <text:p/>
        </draw:line>
        <draw:line draw:style-name="gr24" draw:text-style-name="P7" draw:layer="layout" svg:x1="8.7cm" svg:y1="6.2cm" svg:x2="8.7cm" svg:y2="5.9cm">
          <text:p/>
        </draw:line>
        <draw:line draw:style-name="gr2" draw:text-style-name="P3" draw:layer="layout" svg:x1="13.8cm" svg:y1="2.1cm" svg:x2="13.8cm" svg:y2="1.8cm">
          <text:p/>
        </draw:line>
        <draw:line draw:style-name="gr2" draw:text-style-name="P3" draw:layer="layout" svg:x1="12.6cm" svg:y1="2.1cm" svg:x2="13.8cm" svg:y2="2.1cm">
          <text:p/>
        </draw:line>
        <draw:frame draw:style-name="gr23" draw:text-style-name="P5" draw:layer="layout" svg:width="1.7cm" svg:height="0.911cm" svg:x="9.9cm" svg:y="4.989cm">
          <draw:text-box>
            <text:p text:style-name="P4"><text:span text:style-name="T1">Regulated 5 VDC</text:span></text:p>
          </draw:text-box>
        </draw:frame>
        <draw:frame draw:style-name="gr25" draw:text-style-name="P5" draw:layer="layout" svg:width="2.4cm" svg:height="1.324cm" svg:x="7.3cm" svg:y="3.3cm">
          <draw:text-box>
            <text:p text:style-name="P4"><text:span text:style-name="T1">GPS: Trimble Thunderbolt E</text:span></text:p>
            <text:p text:style-name="P4"><text:span text:style-name="T1">10 MHz clock</text:span></text:p>
          </draw:text-box>
        </draw:frame>
        <draw:line draw:style-name="gr2" draw:text-style-name="P3" draw:layer="layout" svg:x1="11.4cm" svg:y1="2.1cm" svg:x2="11.8cm" svg:y2="2.1cm">
          <text:p/>
        </draw:line>
        <draw:line draw:style-name="gr2" draw:text-style-name="P3" draw:layer="layout" svg:x1="11.4cm" svg:y1="2.3cm" svg:x2="11.8cm" svg:y2="2.3cm">
          <text:p/>
        </draw:line>
        <draw:line draw:style-name="gr19" draw:text-style-name="P3" draw:layer="layout" svg:x1="12.2cm" svg:y1="3cm" svg:x2="12.2cm" svg:y2="2.5cm">
          <text:p/>
        </draw:line>
        <draw:line draw:style-name="gr19" draw:text-style-name="P3" draw:layer="layout" svg:x1="12.2cm" svg:y1="3cm" svg:x2="6.8cm" svg:y2="3cm">
          <text:p/>
        </draw:line>
        <draw:line draw:style-name="gr2" draw:text-style-name="P3" draw:layer="layout" svg:x1="9.7cm" svg:y1="3.9cm" svg:x2="10.2cm" svg:y2="3.9cm">
          <text:p/>
        </draw:line>
        <draw:line draw:style-name="gr2" draw:text-style-name="P3" draw:layer="layout" svg:x1="11.7cm" svg:y1="3.9cm" svg:x2="14cm" svg:y2="3.9cm">
          <text:p/>
        </draw:line>
        <draw:line draw:style-name="gr19" draw:text-style-name="P3" draw:layer="layout" svg:x1="8.7cm" svg:y1="5cm" svg:x2="8.7cm" svg:y2="4.6cm">
          <text:p/>
        </draw:line>
        <draw:line draw:style-name="gr19" draw:text-style-name="P3" draw:layer="layout" svg:x1="14.7cm" svg:y1="6.2cm" svg:x2="14.7cm" svg:y2="5.9cm">
          <text:p/>
        </draw:line>
        <draw:g>
          <draw:custom-shape draw:style-name="gr26" draw:text-style-name="P7" draw:layer="layout" svg:width="1.5cm" svg:height="0.7cm" svg:x="12.1cm" svg:y="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1.5cm" svg:height="0.7cm" svg:x="12.1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8" draw:text-style-name="P8" draw:layer="layout" svg:width="1.5cm" svg:height="0.7cm" svg:x="12.1cm" svg:y="4.1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5" draw:layer="layout" svg:width="1.2cm" svg:height="0.877cm" svg:x="12.3cm" svg:y="4.1cm">
              <draw:text-box>
                <text:p text:style-name="P4"><text:span text:style-name="T1">Hard drives</text:span></text:p>
              </draw:text-box>
            </draw:frame>
          </draw:g>
        </draw:g>
        <draw:line draw:style-name="gr2" draw:text-style-name="P3" draw:layer="layout" svg:x1="11.7cm" svg:y1="4.3cm" svg:x2="12.3cm" svg:y2="4.3cm">
          <text:p/>
        </draw:line>
        <draw:line draw:style-name="gr19" draw:text-style-name="P3" draw:layer="layout" svg:x1="11.6cm" svg:y1="5.2cm" svg:x2="12.3cm" svg:y2="5.2cm">
          <text:p/>
        </draw:line>
        <draw:line draw:style-name="gr24" draw:text-style-name="P7" draw:layer="layout" svg:x1="10.7cm" svg:y1="6.2cm" svg:x2="10.7cm" svg:y2="5.9cm">
          <text:p/>
        </draw:line>
        <draw:g>
          <draw:custom-shape draw:style-name="gr29" draw:text-style-name="P9" draw:layer="layout" svg:width="0.258cm" svg:height="0.258cm" svg:x="0.197cm" svg:y="4.88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0.493cm" svg:y="4.88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0.79cm" svg:y="4.88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0.197cm" svg:y="5.1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0.493cm" svg:y="5.1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0.79cm" svg:y="5.1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0.197cm" svg:y="4.57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0.493cm" svg:y="4.57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0.79cm" svg:y="4.57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0.197cm" svg:y="4.26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0.493cm" svg:y="4.26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0.79cm" svg:y="4.26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0" draw:layer="layout" svg:width="0.955cm" svg:height="1.6cm" svg:x="0.145cm" svg:y="3.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389.029991894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0.197cm" svg:y="3.95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0.493cm" svg:y="3.95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0.79cm" svg:y="3.95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9" draw:text-style-name="P9" draw:layer="layout" svg:width="0.258cm" svg:height="0.258cm" svg:x="1.291cm" svg:y="4.88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1.587cm" svg:y="4.88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1.884cm" svg:y="4.88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1.291cm" svg:y="5.1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1.587cm" svg:y="5.1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1.884cm" svg:y="5.1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1.291cm" svg:y="4.57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1.587cm" svg:y="4.57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1.884cm" svg:y="4.57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1.291cm" svg:y="4.26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1.587cm" svg:y="4.26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1.884cm" svg:y="4.26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0" draw:layer="layout" svg:width="0.955cm" svg:height="1.6cm" svg:x="1.239cm" svg:y="3.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389.029991894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1.291cm" svg:y="3.95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1.587cm" svg:y="3.95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1.884cm" svg:y="3.95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9" draw:text-style-name="P9" draw:layer="layout" svg:width="0.258cm" svg:height="0.258cm" svg:x="2.397cm" svg:y="4.88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2.693cm" svg:y="4.88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2.99cm" svg:y="4.88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2.397cm" svg:y="5.1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2.693cm" svg:y="5.1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2.99cm" svg:y="5.1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2.397cm" svg:y="4.57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2.693cm" svg:y="4.57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2.99cm" svg:y="4.57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2.397cm" svg:y="4.26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2.693cm" svg:y="4.26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2.99cm" svg:y="4.26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0" draw:layer="layout" svg:width="0.955cm" svg:height="1.6cm" svg:x="2.345cm" svg:y="3.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389.029991894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2.397cm" svg:y="3.95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2.693cm" svg:y="3.95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9" draw:layer="layout" svg:width="0.258cm" svg:height="0.258cm" svg:x="2.99cm" svg:y="3.95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2" draw:layer="layout" svg:width="3.287cm" svg:height="0.611cm" svg:x="0.113cm" svg:y="3.389cm">
          <draw:text-box>
            <text:p text:style-name="P1"><text:span text:style-name="T4">9 </text:span><text:span text:style-name="T2">⨉ </text:span><text:span text:style-name="T1">110-W solar panels</text:span></text:p>
          </draw:text-box>
        </draw:frame>
        <draw:frame draw:style-name="gr31" draw:text-style-name="P5" draw:layer="layout" svg:width="1.9cm" svg:height="1.224cm" svg:x="3.6cm" svg:y="4.2cm">
          <draw:text-box>
            <text:p text:style-name="P4"><text:span text:style-name="T1">Charge controller,monitoring</text:span></text:p>
          </draw:text-box>
        </draw:frame>
        <draw:line draw:style-name="gr24" draw:text-style-name="P7" draw:layer="layout" svg:x1="4.5cm" svg:y1="5.9cm" svg:x2="4.5cm" svg:y2="5.4cm">
          <text:p/>
        </draw:line>
        <draw:line draw:style-name="gr19" draw:text-style-name="P3" draw:layer="layout" svg:x1="3.3cm" svg:y1="4.7cm" svg:x2="3.6cm" svg:y2="4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. Chiang</meta:initial-creator>
    <meta:creation-date>2020-03-31T09:27:54.852439544</meta:creation-date>
    <dc:date>2020-04-02T13:54:14.798238371</dc:date>
    <dc:creator>H. Chiang</dc:creator>
    <meta:editing-duration>PT6H39M48S</meta:editing-duration>
    <meta:editing-cycles>33</meta:editing-cycles>
    <meta:generator>LibreOffice/6.0.7.3$Linux_X86_64 LibreOffice_project/00m0$Build-3</meta:generator>
    <meta:document-statistic meta:object-count="171"/>
  </office:meta>
</office:document-meta>
</file>